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77217" officeooo:paragraph-rsid="00177217"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fo:font-size="15pt" fo:language="it" fo:country="IT" fo:font-weight="bold" officeooo:rsid="0023e54c" officeooo:paragraph-rsid="0023e54c"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language="it" fo:country="IT" fo:font-weight="bold" officeooo:rsid="002d7ba3" officeooo:paragraph-rsid="002e928e" style:font-size-asian="13.1000003814697pt" style:font-weight-asian="bold" style:font-size-complex="15pt" style:font-weight-complex="bold"/>
    </style:style>
    <style:style style:name="P4" style:family="paragraph" style:parent-style-name="Standard">
      <style:paragraph-properties fo:text-align="justify" style:justify-single-word="false"/>
      <style:text-properties style:font-name="Liberation Serif" fo:font-size="12pt" fo:language="it" fo:country="IT" officeooo:rsid="00177217" officeooo:paragraph-rsid="00177217" style:font-size-asian="10.5pt" style:font-size-complex="12pt"/>
    </style:style>
    <style:style style:name="P5" style:family="paragraph" style:parent-style-name="Standard">
      <style:paragraph-properties fo:text-align="justify" style:justify-single-word="false"/>
      <style:text-properties style:font-name="Liberation Serif" fo:font-size="12pt" fo:language="it" fo:country="IT" officeooo:rsid="00177217" officeooo:paragraph-rsid="002784a8" style:font-size-asian="10.5pt" style:font-size-complex="12pt"/>
    </style:style>
    <style:style style:name="P6" style:family="paragraph" style:parent-style-name="Standard">
      <style:paragraph-properties fo:text-align="justify" style:justify-single-word="false"/>
      <style:text-properties style:font-name="Liberation Serif" fo:font-size="12pt" fo:language="it" fo:country="IT" officeooo:rsid="0019f8fc" officeooo:paragraph-rsid="0019f8fc" style:font-size-asian="10.5pt" style:font-size-complex="12pt"/>
    </style:style>
    <style:style style:name="P7" style:family="paragraph" style:parent-style-name="Standard">
      <style:paragraph-properties fo:text-align="justify" style:justify-single-word="false"/>
      <style:text-properties style:font-name="Liberation Serif" fo:font-size="12pt" fo:language="it" fo:country="IT" officeooo:rsid="00262bc7" officeooo:paragraph-rsid="00262bc7" style:font-size-asian="10.5pt" style:font-size-complex="12pt"/>
    </style:style>
    <style:style style:name="P8" style:family="paragraph" style:parent-style-name="Standard">
      <style:paragraph-properties fo:text-align="justify" style:justify-single-word="false"/>
      <style:text-properties style:font-name="Liberation Serif" fo:font-size="12pt" fo:language="it" fo:country="IT" officeooo:rsid="00352481" officeooo:paragraph-rsid="00352481" style:font-size-asian="10.5pt" style:font-size-complex="12pt"/>
    </style:style>
    <style:style style:name="P9" style:family="paragraph" style:parent-style-name="Standard">
      <style:text-properties fo:language="it" fo:country="IT"/>
    </style:style>
    <style:style style:name="P10" style:family="paragraph" style:parent-style-name="Standard">
      <style:text-properties fo:language="it" fo:country="IT" officeooo:rsid="0019f8fc" officeooo:paragraph-rsid="0019f8fc"/>
    </style:style>
    <style:style style:name="P11" style:family="paragraph" style:parent-style-name="Standard">
      <style:text-properties fo:language="it" fo:country="IT" officeooo:rsid="001be8a0" officeooo:paragraph-rsid="001be8a0"/>
    </style:style>
    <style:style style:name="P12" style:family="paragraph" style:parent-style-name="Standard">
      <style:text-properties fo:language="it" fo:country="IT" officeooo:rsid="001be8a0" officeooo:paragraph-rsid="001c1047"/>
    </style:style>
    <style:style style:name="P13" style:family="paragraph" style:parent-style-name="Standard">
      <style:text-properties fo:language="it" fo:country="IT" officeooo:rsid="001dec60" officeooo:paragraph-rsid="001dec60"/>
    </style:style>
    <style:style style:name="P14" style:family="paragraph" style:parent-style-name="Standard">
      <style:text-properties fo:language="it" fo:country="IT" officeooo:paragraph-rsid="0023e54c"/>
    </style:style>
    <style:style style:name="P15" style:family="paragraph" style:parent-style-name="Standard">
      <style:paragraph-properties fo:text-align="justify" style:justify-single-word="false"/>
      <style:text-properties fo:font-size="12pt" fo:language="it" fo:country="IT" fo:font-weight="bold" officeooo:rsid="0023e54c" officeooo:paragraph-rsid="0023e54c" style:font-size-asian="10.5pt" style:font-weight-asian="bold" style:font-size-complex="12pt" style:font-weight-complex="bold"/>
    </style:style>
    <style:style style:name="P16" style:family="paragraph" style:parent-style-name="Standard">
      <style:paragraph-properties fo:text-align="center" style:justify-single-word="false"/>
      <style:text-properties fo:font-size="12pt" fo:language="it" fo:country="IT" fo:font-weight="bold" officeooo:rsid="0039df2b" officeooo:paragraph-rsid="0039df2b"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font-size="12pt" fo:language="it" fo:country="IT" fo:font-weight="normal" officeooo:rsid="0023e54c" officeooo:paragraph-rsid="0023e54c"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it" fo:country="IT" fo:font-weight="normal" officeooo:rsid="002431d7" officeooo:paragraph-rsid="002431d7"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it" fo:country="IT" fo:font-weight="normal" officeooo:rsid="002d7ba3" officeooo:paragraph-rsid="002e928e"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it" fo:country="IT" fo:font-weight="normal" officeooo:rsid="0039b963" officeooo:paragraph-rsid="0039b96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it" fo:country="IT" fo:font-weight="normal" officeooo:rsid="0039df2b" officeooo:paragraph-rsid="0039df2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it" fo:country="IT" fo:font-weight="normal" officeooo:rsid="003a6566" officeooo:paragraph-rsid="003a656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it" fo:country="IT" fo:font-weight="normal" officeooo:rsid="003ab300" officeooo:paragraph-rsid="003ab30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it" fo:country="IT" fo:font-weight="normal" officeooo:rsid="003bdcfc" officeooo:paragraph-rsid="003bdcfc"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it" fo:country="IT" style:text-underline-style="none" fo:font-weight="normal" officeooo:rsid="002d816f" officeooo:paragraph-rsid="002d816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it" fo:country="IT" style:text-underline-style="none" fo:font-weight="normal" officeooo:rsid="002d7ba3" officeooo:paragraph-rsid="002e928e"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language="it" fo:country="IT" style:text-underline-style="none" fo:font-weight="normal" officeooo:rsid="00391747" officeooo:paragraph-rsid="00391747"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language="it" fo:country="IT" fo:font-weight="bold" officeooo:rsid="00409b7c" officeooo:paragraph-rsid="00409b7c" style:font-weight-asian="bold" style:font-weight-complex="bold"/>
    </style:style>
    <style:style style:name="P29" style:family="paragraph" style:parent-style-name="Standard">
      <style:paragraph-properties fo:text-align="start" style:justify-single-word="false"/>
      <style:text-properties fo:language="it" fo:country="IT" fo:font-weight="bold" officeooo:rsid="00409b7c" officeooo:paragraph-rsid="00409b7c" style:font-weight-asian="bold" style:font-weight-complex="bold"/>
    </style:style>
    <style:style style:name="P30" style:family="paragraph" style:parent-style-name="Standard">
      <style:paragraph-properties fo:text-align="center" style:justify-single-word="false"/>
      <style:text-properties fo:language="it" fo:country="IT" officeooo:rsid="001e4e91" officeooo:paragraph-rsid="00177217"/>
    </style:style>
    <style:style style:name="P31" style:family="paragraph" style:parent-style-name="Standard">
      <style:paragraph-properties fo:text-align="start" style:justify-single-word="false"/>
      <style:text-properties fo:language="it" fo:country="IT" officeooo:rsid="0047d59a" officeooo:paragraph-rsid="0047d59a"/>
    </style:style>
    <style:style style:name="P32" style:family="paragraph" style:parent-style-name="Standard">
      <style:text-properties fo:language="it" fo:country="IT" officeooo:rsid="0019f8fc" officeooo:paragraph-rsid="0047d59a"/>
    </style:style>
    <style:style style:name="P33" style:family="paragraph" style:parent-style-name="Standard">
      <style:text-properties fo:language="it" fo:country="IT" officeooo:rsid="001be8a0" officeooo:paragraph-rsid="0047d59a"/>
    </style:style>
    <style:style style:name="P34" style:family="paragraph" style:parent-style-name="Standard">
      <style:text-properties fo:language="it" fo:country="IT" officeooo:rsid="001dec60" officeooo:paragraph-rsid="0047d59a"/>
    </style:style>
    <style:style style:name="P35" style:family="paragraph" style:parent-style-name="Standard">
      <style:text-properties fo:language="it" fo:country="IT" officeooo:paragraph-rsid="0047d59a"/>
    </style:style>
    <style:style style:name="P36" style:family="paragraph" style:parent-style-name="Standard">
      <style:paragraph-properties fo:text-align="start" style:justify-single-word="false"/>
      <style:text-properties fo:font-size="12pt" fo:language="it" fo:country="IT" fo:font-weight="normal" officeooo:rsid="003ab300" officeooo:paragraph-rsid="003ab300"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it" fo:country="IT" fo:font-weight="normal" officeooo:rsid="003f7c0f" officeooo:paragraph-rsid="003f7c0f"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language="it" fo:country="IT" fo:font-weight="normal" officeooo:rsid="00402f74" officeooo:paragraph-rsid="00402f74"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it" fo:country="IT" fo:font-weight="normal" officeooo:rsid="00409b7c" officeooo:paragraph-rsid="00409b7c" style:font-size-asian="10.5pt" style:font-weight-asian="normal" style:font-size-complex="12pt" style:font-weight-complex="normal"/>
    </style:style>
    <style:style style:name="P40" style:family="paragraph" style:parent-style-name="Standard" style:list-style-name="L3">
      <style:paragraph-properties fo:text-align="start" style:justify-single-word="false"/>
      <style:text-properties fo:font-size="12pt" fo:language="it" fo:country="IT" fo:font-weight="normal" officeooo:rsid="00409b7c" officeooo:paragraph-rsid="00409b7c" style:font-size-asian="10.5pt" style:font-weight-asian="normal" style:font-size-complex="12pt" style:font-weight-complex="normal"/>
    </style:style>
    <style:style style:name="P41" style:family="paragraph" style:parent-style-name="Standard" style:list-style-name="L4">
      <style:paragraph-properties fo:text-align="start" style:justify-single-word="false"/>
      <style:text-properties fo:font-size="12pt" fo:language="it" fo:country="IT" fo:font-weight="normal" officeooo:rsid="004231a7" officeooo:paragraph-rsid="004231a7"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language="it" fo:country="IT" fo:font-weight="normal" officeooo:rsid="004483fb" officeooo:paragraph-rsid="004483fb" style:font-size-asian="10.5pt" style:font-weight-asian="normal" style:font-size-complex="12pt" style:font-weight-complex="normal"/>
    </style:style>
    <style:style style:name="P43" style:family="paragraph" style:parent-style-name="Standard" style:list-style-name="L6">
      <style:paragraph-properties fo:text-align="start" style:justify-single-word="false"/>
      <style:text-properties fo:font-size="12pt" fo:language="it" fo:country="IT" fo:font-weight="normal" officeooo:rsid="004483fb" officeooo:paragraph-rsid="004483fb" style:font-size-asian="10.5pt" style:font-weight-asian="normal" style:font-size-complex="12pt" style:font-weight-complex="normal"/>
    </style:style>
    <style:style style:name="P44" style:family="paragraph" style:parent-style-name="Standard" style:list-style-name="L6">
      <style:paragraph-properties fo:text-align="start" style:justify-single-word="false"/>
      <style:text-properties fo:font-size="12pt" fo:language="it" fo:country="IT" fo:font-weight="normal" officeooo:rsid="0046125a" officeooo:paragraph-rsid="0046125a"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language="it" fo:country="IT" fo:font-weight="normal" officeooo:rsid="002d816f" officeooo:paragraph-rsid="002d816f"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fo:font-size="12pt" fo:language="it" fo:country="IT" fo:font-weight="bold" officeooo:rsid="0039df2b" officeooo:paragraph-rsid="0039df2b"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language="it" fo:country="IT" fo:font-weight="bold" officeooo:rsid="004231a7" officeooo:paragraph-rsid="004231a7" style:font-size-asian="10.5pt" style:font-weight-asian="bold" style:font-size-complex="12pt" style:font-weight-complex="bold"/>
    </style:style>
    <style:style style:name="P48" style:family="paragraph" style:parent-style-name="Standard">
      <style:paragraph-properties fo:text-align="center" style:justify-single-word="false"/>
      <style:text-properties fo:font-size="12pt" fo:language="it" fo:country="IT" fo:font-weight="bold" officeooo:rsid="002d816f" officeooo:paragraph-rsid="002d816f" style:font-size-asian="12pt" style:font-weight-asian="bold" style:font-size-complex="12pt" style:font-weight-complex="bold"/>
    </style:style>
    <style:style style:name="P49" style:family="paragraph" style:parent-style-name="Standard">
      <style:paragraph-properties fo:text-align="start" style:justify-single-word="false"/>
      <style:text-properties fo:font-size="12pt" fo:language="it" fo:country="IT" fo:font-style="normal" fo:font-weight="normal" officeooo:rsid="00445157" officeooo:paragraph-rsid="00445157" style:font-size-asian="10.5pt" style:font-style-asian="normal" style:font-weight-asian="normal" style:font-size-complex="12pt" style:font-style-complex="normal" style:font-weight-complex="normal"/>
    </style:style>
    <style:style style:name="P50" style:family="paragraph" style:parent-style-name="Standard" style:list-style-name="L5">
      <style:paragraph-properties fo:text-align="start" style:justify-single-word="false"/>
      <style:text-properties fo:font-size="12pt" fo:language="it" fo:country="IT" fo:font-style="normal" fo:font-weight="normal" officeooo:rsid="004483fb" officeooo:paragraph-rsid="004483fb"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language="it" fo:country="IT" style:text-underline-style="none" fo:font-weight="normal" officeooo:rsid="0038ad11" officeooo:paragraph-rsid="0038ad11"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language="it" fo:country="IT" style:text-underline-style="none" fo:font-weight="normal" officeooo:rsid="00391747" officeooo:paragraph-rsid="00391747"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language="it" fo:country="IT" style:text-underline-style="none" fo:font-weight="normal" officeooo:rsid="002d816f" officeooo:paragraph-rsid="002d816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language="it" fo:country="IT" style:text-underline-style="none" fo:font-weight="normal" officeooo:rsid="001e4e91" officeooo:paragraph-rsid="0047d59a" style:font-size-asian="10.5pt" style:font-weight-asian="normal" style:font-size-complex="12pt" style:font-weight-complex="normal"/>
    </style:style>
    <style:style style:name="P55" style:family="paragraph" style:parent-style-name="Standard" style:list-style-name="L2">
      <style:paragraph-properties fo:text-align="start" style:justify-single-word="false"/>
      <style:text-properties officeooo:paragraph-rsid="00409b7c"/>
    </style:style>
    <style:style style:name="P56" style:family="paragraph" style:parent-style-name="Standard">
      <style:paragraph-properties fo:text-align="justify" style:justify-single-word="false"/>
      <style:text-properties style:font-name="Liberation Serif" fo:font-size="12pt" fo:language="it" fo:country="IT" officeooo:rsid="00177217" officeooo:paragraph-rsid="0047d59a" style:font-size-asian="10.5pt" style:font-size-complex="12pt"/>
    </style:style>
    <style:style style:name="P57" style:family="paragraph" style:parent-style-name="Standard">
      <style:paragraph-properties fo:text-align="justify" style:justify-single-word="false"/>
      <style:text-properties style:font-name="Liberation Serif" fo:font-size="12pt" fo:language="it" fo:country="IT" officeooo:rsid="00352481" officeooo:paragraph-rsid="0047d59a" style:font-size-asian="10.5pt" style:font-size-complex="12pt"/>
    </style:style>
    <style:style style:name="P58" style:family="paragraph" style:parent-style-name="Standard">
      <style:paragraph-properties fo:text-align="justify" style:justify-single-word="false"/>
      <style:text-properties style:font-name="Liberation Serif" fo:font-size="12pt" fo:language="it" fo:country="IT" officeooo:rsid="0019f8fc" officeooo:paragraph-rsid="0047d59a" style:font-size-asian="10.5pt" style:font-size-complex="12pt"/>
    </style:style>
    <style:style style:name="P59" style:family="paragraph" style:parent-style-name="Standard" style:list-style-name="L2">
      <style:paragraph-properties fo:text-align="start" style:justify-single-word="false"/>
      <style:text-properties officeooo:rsid="00409b7c" officeooo:paragraph-rsid="00409b7c"/>
    </style:style>
    <style:style style:name="P60" style:family="paragraph" style:parent-style-name="Standard">
      <style:paragraph-properties fo:text-align="center" style:justify-single-word="false"/>
      <style:text-properties fo:font-size="14pt" fo:language="it" fo:country="IT" fo:font-weight="bold" officeooo:rsid="0042d40f" officeooo:paragraph-rsid="0042d40f" style:font-size-asian="14pt" style:font-weight-asian="bold" style:font-size-complex="14pt" style:font-weight-complex="bold"/>
    </style:style>
    <style:style style:name="P6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language="it" fo:country="IT" officeooo:rsid="0047d59a" officeooo:paragraph-rsid="0047d59a" style:font-size-asian="10.5pt" style:font-size-complex="12pt"/>
    </style:style>
    <style:style style:name="T1" style:family="text">
      <style:text-properties officeooo:rsid="001c1047"/>
    </style:style>
    <style:style style:name="T2" style:family="text">
      <style:text-properties officeooo:rsid="001e4e91"/>
    </style:style>
    <style:style style:name="T3" style:family="text">
      <style:text-properties officeooo:rsid="001ee343"/>
    </style:style>
    <style:style style:name="T4" style:family="text">
      <style:text-properties officeooo:rsid="0023e54c"/>
    </style:style>
    <style:style style:name="T5" style:family="text">
      <style:text-properties officeooo:rsid="002431d7"/>
    </style:style>
    <style:style style:name="T6" style:family="text">
      <style:text-properties officeooo:rsid="002494e7"/>
    </style:style>
    <style:style style:name="T7" style:family="text">
      <style:text-properties officeooo:rsid="002784a8"/>
    </style:style>
    <style:style style:name="T8" style:family="text">
      <style:text-properties officeooo:rsid="002981f5"/>
    </style:style>
    <style:style style:name="T9" style:family="text">
      <style:text-properties officeooo:rsid="00391747"/>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officeooo:rsid="003a6566"/>
    </style:style>
    <style:style style:name="T13" style:family="text">
      <style:text-properties officeooo:rsid="003bdcfc"/>
    </style:style>
    <style:style style:name="T14" style:family="text">
      <style:text-properties officeooo:rsid="00402f74"/>
    </style:style>
    <style:style style:name="T15" style:family="text">
      <style:text-properties fo:font-weight="normal" style:font-weight-asian="normal" style:font-weight-complex="normal"/>
    </style:style>
    <style:style style:name="T16" style:family="text">
      <style:text-properties fo:language="it" fo:country="IT" fo:font-weight="normal" style:font-weight-asian="normal" style:font-weight-complex="normal"/>
    </style:style>
    <style:style style:name="T17" style:family="text">
      <style:text-properties fo:language="it" fo:country="IT" fo:font-weight="normal" officeooo:rsid="00409b7c"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4231a7" style:font-weight-asian="bold" style:font-weight-complex="bold"/>
    </style:style>
    <style:style style:name="T20" style:family="text">
      <style:text-properties officeooo:rsid="004231a7"/>
    </style:style>
    <style:style style:name="T21" style:family="text">
      <style:text-properties officeooo:rsid="004483fb"/>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 Mikaboo</text:p>
      <text:p text:style-name="P30"/>
      <text:p text:style-name="P30"/>
      <text:p text:style-name="P28"><text:span text:style-name="T11">SYSCALLS</text:span>:</text:p>
      <text:p text:style-name="P29"/>
      <text:p text:style-name="P29">- SEND: <text:span text:style-name="T15">in base allo stato del thread di destinazione i casi sono 3:</text:span></text:p>
      <text:list xml:id="list1692636629" text:style-name="L2">
        <text:list-item>
          <text:p text:style-name="P55"><text:span text:style-name="T17">il thread non sta aspettando messaggi: viene aggiunto semplicemente il messaggio nella <text:tab/>sua coda di messaggi</text:span></text:p>
        </text:list-item>
        <text:list-item>
          <text:p text:style-name="P59"><text:span text:style-name="T16">il thread sta aspettando un messaggio ma non dal sender in questione: come sopra.</text:span></text:p>
        </text:list-item>
        <text:list-item>
          <text:p text:style-name="P59"><text:span text:style-name="T16">Il thread sta aspettando un messaggio proprio dal sender: vengono aggiornate le strutture dati in modo da aggiungere il messaggio alla coda [delivery] e rimettere il thread di destinazione nella ready queue e con stato READY.</text:span></text:p>
        </text:list-item>
        <text:list-item>
          <text:p text:style-name="P59"><text:span text:style-name="T16">In tutti i 3 casi sopra viene restituito SEND_SUCCESS come valore di ritorno e alla fine delle operazioni si ricarica lo stato del sender (SYSBK_OLDAREA), se non si rientra nei 3 casi invece viene restituito SEND_FAILURE.</text:span></text:p>
        </text:list-item>
      </text:list>
      <text:p text:style-name="P39">- <text:span text:style-name="T18">RECV:</text:span></text:p>
      <text:list xml:id="list2092639230" text:style-name="L3">
        <text:list-item>
          <text:p text:style-name="P40">Se il thread che fa la recv ha messaggi nella coda dei messaggi, questo semplicemente prende il primo messaggio, setta i campi in modo da avere l’indirizzo del sender come valore di ritorno in uscita dalla recv, ricarica lo stato ed esce dalla syscall.</text:p>
        </text:list-item>
        <text:list-item>
          <text:p text:style-name="P40">Se invece la coda dei messaggi dovesse essere vuota, si tratta di una recv bloccante:</text:p>
          <text:p text:style-name="P40">in questo caso, prima di chiamare lo scheduler, ci si salva tutte le informazioni importanti relative al thread, in modo da poterlo far ripartire, una volta sbloccato, nella stessa condizione in cui si trovava prima di bloccarsi. Le strutture salvate saranno quindi: stato del processore e timeslice. Vengono poi settati i campi in modo da mettere il thread in stato di WAIT4MSG e infine il thread viene aggiunto alla coda dei processi in attesa del sender in questione. Se il sender non viene specificato, il thread si mettera in attesa di un messaggio da chiunque e verra’ inserito in un’altra coda chiamata blockedq. </text:p>
          <text:p text:style-name="P40">Alla fine delle operazioni viene chiamato lo scheduler.</text:p>
        </text:list-item>
      </text:list>
      <text:p text:style-name="P39">-<text:span text:style-name="T18"> </text:span><text:span text:style-name="T19">UNKNOWN SYSCALL: </text:span><text:span text:style-name="T20">nel caso di una syscall diversa da SYS_SEND/SYS_RECV si procede per livelli:</text:span></text:p>
      <text:list xml:id="list1908428993" text:style-name="L4">
        <text:list-item>
          <text:p text:style-name="P41">Se il richiedente ha un sys_mgr settato, si manda un messaggio al mgr passando lo stato del thread come parametro, e ci si mette in attesa di una risposta.</text:p>
        </text:list-item>
        <text:list-item>
          <text:p text:style-name="P41">Altrimenti si controlla che il richiedente abbia un pgm_mgr settato e si procede come sopra.</text:p>
        </text:list-item>
        <text:list-item>
          <text:p text:style-name="P41">Se il richiedente non ha i mgr richiesti, si termina il thread. </text:p>
        </text:list-item>
      </text:list>
      <text:p text:style-name="P47"/>
      <text:p text:style-name="P60">SCHEDULER</text:p>
      <text:p text:style-name="P49"/>
      <text:p text:style-name="P49">Lo scheduler e’ quel componente essenziale che gia’ all’avvio del kernel si occupa di preparare/selezionare i primi thread per l’esecuzione. In particolare, allo start, si carica la ready queue, e vi si mette dentro il primo thread indispensabile per il funzionamento del sistema: l’SSI.</text:p>
      <text:p text:style-name="P49">Da questo punto di inizializzazione in poi lo scheduler gestira’ l’avvicendamento dei thread: ogni volta che viene richiamato [significativo nel microkernel e’ il caso della recv bloccante], lo scheduler selezionera’ il primo thread dalla ready queue come prossimo thread da eseguire, settando timeslice del thread e caricandone lo stato.</text:p>
      <text:p text:style-name="P49">Nel caso in cui la thread dequeue della ready queue fallisse (cioe’ la ready queue fosse vuota), <text:span text:style-name="T21">lo scheduler </text:span>va a controllare il numer<text:span text:style-name="T21">o dei thread nel sistema:</text:span></text:p>
      <text:list xml:id="list1231258862" text:style-name="L5">
        <text:list-item>
          <text:p text:style-name="P50">Se l’unico thread rimasto e’ l’SSI vuol dire che l’esecuzione del sistema e’ finita e si procede allo shutdown.</text:p>
        </text:list-item>
        <text:list-item>
          <text:p text:style-name="P50">Se ci sono piu’ thread, e di questi almeno uno e’ in attesa del completamento di un’operazione di IO, possiamo stare “tranquilli”: il processore si mette in stato di wait e attende pazientemente che il device completi l’operazione per riassegnare il controllo al thread che aveva chiesto IO.</text:p>
        </text:list-item>
        <text:list-item>
          <text:p text:style-name="P50"><text:soft-page-break/>Se invece ci sono piu’ thread, ma di questi nessuno e’ in attesa di completamento di IO, siamo in una situazione di <text:span text:style-name="T18">deadlock. </text:span>Infatti questo vuol dire che tutti i thread sono in attesa di messaggi [non di un interrupt!] e quindi nessuno potra’ mai sbloccare nessun’altro!</text:p>
          <text:p text:style-name="P50"/>
        </text:list-item>
      </text:list>
      <text:p text:style-name="P60"/>
      <text:p text:style-name="P60">INTERRUPT HANDLER</text:p>
      <text:p text:style-name="P42"/>
      <text:p text:style-name="P42">L’interrupt handler, funzione assegnata in caso di interrupt all’avvio del sistema nel momento di inizializzazione degli stati (insieme a tlbTrap, pgmTrap e sys handler), si occupa della gestione degli interrupt durante l’esecuzione del sistema.</text:p>
      <text:p text:style-name="P42">I casi fondamentali di interrupt sono due e vengono gestiti nel seguente modo:</text:p>
      <text:list xml:id="list3000514047" text:style-name="L6">
        <text:list-item>
          <text:p text:style-name="P43">Completamento operazione di IO: tramite un controllo delle bitmap sui device, l’handler identifica il device che ha terminato di fare IO e avvia una funzione di acknowledgement:</text:p>
          <text:p text:style-name="P44">sapendo, tramite una struttura statica, il thread che ha richiesto IO su quel device (si veda la sezione IO nei servizi dell’SSI), l’handler setta il comando di ACK sul device e manda con una send a nome dell’SSI l’acknowledgement al thread che aveva richiesto IO. Viene decrementato il contatore dei thread in attesa di completamento di IO.</text:p>
        </text:list-item>
        <text:list-item>
          <text:p text:style-name="P44">Fine del timeslice a disposizione del thread: in questo caso il thread viene inserito in fondo alla ready queue [con tutte le operazioni del caso, tipo salvataggio dello stato, aggiornamento del timeslice...] e viene chiamato lo scheduler.</text:p>
        </text:list-item>
      </text:list>
      <text:p text:style-name="P60"/>
      <text:p text:style-name="P60">TRAP HANDLER</text:p>
      <text:p text:style-name="P31"/>
      <text:p text:style-name="P31">In caso di tlbTrap o di pgmTrap si avvia un wrapper di gestione delle trap che si occupa di salvare lo stato del thread che ha sollevato la trap, mandare questo stato all’eventuale gestore [tlbMgr o prgMgr] con una send il cui argomento e’ l’indirizzo dello stato del thread, e mettersi in attesa di una risposta del gestore. Nel caso in cui il gestore non fosse presente il manager termina il thread che ha sollevato la trap. Alla fine, in entrambi i casi, viene chiamato lo scheduler.</text:p>
      <text:p text:style-name="P31"/>
      <text:p text:style-name="P2">SSI</text:p>
      <text:p text:style-name="P15"/>
      <text:p text:style-name="P17">L’SSI riceve messaggi, prende a carico la richiesta, e spedisce indietro la risposta. Esegue in kernel mode con tutti gli interrupt disabilitati, ovvero esegue fino a che non soddisfa tutte le richieste e si blocca attendendo nuove richieste. <text:span text:style-name="T5">L’SSI come thread non ha nessuna priorità nello scheduler (se non contiamo l’impossibilità di essere prehempted). Questo viene fatto perché una volta che un processo fa una richiesta all’SSI, prima che l’SSI riprenda l’esecuzione, tutti i thread presenti nella scheduling list hanno un time slice ciascuno per fare altre richieste all’SSI; Queste richieste saranno soddisfatte tutte insieme, eliminando anche l’overhead dovuto ai context switch e rimettendo in esecuzione i thread in attesa di risposta dall’SSI.</text:span></text:p>
      <text:p text:style-name="P17"/>
      <text:p text:style-name="P17">L’unico caso in cui l’SSI non manda indietro la risposta è quando deve terminare un processo.</text:p>
      <text:p text:style-name="P17"/>
      <text:p text:style-name="P18">È importante notare che nell’SSI possiamo non esegui<text:span text:style-name="T8">re</text:span> i controlli relativi al fallimento della msgsend; questi infatti non sono necessari dal momento che, se l’implementazione dei servizi dell’SSI non implica lo scambio di messaggi, almeno un messaggio libero nel sistema esiste: quello liberato tramite la msgrecv. <text:span text:style-name="T6">Se l’SSI eseguisse con gli interrupt abilitati potrebbe succedere che l’ultimo messaggio presente nel sistema, che l’SSI ottiene con la msgrecv, venga utilizzato da un altro thread per inviare per esempio una richiesta all’SSI. Questo potrebbe aumentare il rischio di deadlock.</text:span></text:p>
      <text:p text:style-name="P18"/>
      <text:p text:style-name="P20"><text:span text:style-name="T10">SERVIZI</text:span>:</text:p>
      <text:p text:style-name="P20"><text:soft-page-break/></text:p>
      <text:p text:style-name="P16"><text:s/>GETERRNO</text:p>
      <text:p text:style-name="P16"/>
      <text:p text:style-name="P21">Semplicemente restituisce il campo errno della struttura tcb.</text:p>
      <text:p text:style-name="P16"/>
      <text:p text:style-name="P16"><text:s/>CREATEPROCESS</text:p>
      <text:p text:style-name="P16"/>
      <text:p text:style-name="P21">Alloca un nuovo processo e chiama la createthread per creare il primo thread del processo, il cui indirizzo e’ il valore di ritorno. <text:span text:style-name="T12">Nel caso in cui la createthread fallisse (per fine dello spazio disponibile, ad esempio) si restituisce NULL.</text:span></text:p>
      <text:p text:style-name="P21"/>
      <text:p text:style-name="P16">CREATETHREAD</text:p>
      <text:p text:style-name="P22">Alloca un nuovo thread il cui stato viene settato allo stato passato per parametro. Il thread viene aggiunto alla ready queue.</text:p>
      <text:p text:style-name="P22"/>
      <text:p text:style-name="P16">TERMINATEPROCESS</text:p>
      <text:p text:style-name="P16"/>
      <text:p text:style-name="P38">La terminateProcess agisce nel seguente modo:</text:p>
      <text:p text:style-name="P38">- </text:p>
      <text:p text:style-name="P16">TERMINATETHREAD</text:p>
      <text:p text:style-name="P16"/>
      <text:p text:style-name="P23">La terminate<text:span text:style-name="T14">T</text:span>hread opera per fasi:</text:p>
      <text:p text:style-name="P23">- prima cancella tutti i messaggi del thread da terminare, se ce ne sono</text:p>
      <text:p text:style-name="P23">- poi va a vedere tutti i thread che sono in attesa di un messaggio da <text:span text:style-name="T13">questo thread che stiamo terminando: questi thread vengono sbloccati e messi nella ready queue</text:span></text:p>
      <text:p text:style-name="P37">- Pulisce le varie strutture dati per un eventuale, successivo, riusco del thread (inteso come spazio di memoria) </text:p>
      <text:p text:style-name="P24">- Se il thread da terminare e’ figlio unico, chiamo la terminate process sul processo padre.</text:p>
      <text:p text:style-name="P16"/>
      <text:p text:style-name="P16">SETPGMMGR, SETTLBMGR, SETSYSMGR</text:p>
      <text:p text:style-name="P16"/>
      <text:p text:style-name="P37">Assegnano semplicemente il thread manager passato come parametro, al thread <text:span text:style-name="T14">che l’ha richiesto. Il servizio si occupa di controllare se il richiedente abbia gia’ un manager assegnato e, in quel caso, termina il processo richiedente [come da specifica].</text:span></text:p>
      <text:p text:style-name="P16"/>
      <text:p text:style-name="P16">GETCPUTIME</text:p>
      <text:p text:style-name="P16"/>
      <text:p text:style-name="P16">WAITFORCLOCK</text:p>
      <text:p text:style-name="P16"/>
      <text:p text:style-name="P16">GETPROCESSID, GETMYTHREADID, GETPARENTPROCID</text:p>
      <text:p text:style-name="P16"/>
      <text:p text:style-name="P38">Semplicemente vanno a restituire al chiamante l’ID richiesto, che si trovera’ rispettivamente nei campi: t_pcb, proc→p_parent, per il processID e il parentProcID, mentre sara’ l’indirizzo del chiamante stesso il risultato di ritorno per la getMyThreadID.</text:p>
      <text:p text:style-name="P18"/>
      <text:p text:style-name="P48">I/O</text:p>
      <text:p text:style-name="P45"/>
      <text:p text:style-name="P51">L’ esecuzione dell’ I/O si divide in diverse fasi:</text:p>
      <text:p text:style-name="P51">- Il thread manda la richiesta di IO all’ SSI e si mette in attesa di risposta dall’SSI. <text:span text:style-name="T9">Il thread risultera soft-blocked, ovvero in attesa di IO.</text:span></text:p>
      <text:p text:style-name="P51"><text:soft-page-break/>- L’SSI <text:span text:style-name="T9">avvia il servizio di IO che si occupa di scrivere, nel corretto indirizzo del device, il comando di scrittura. L’SSI inoltre salva l’indirizzo del thread richiedente e lo pone come “soft-blocked”. Qui finisce l’azione dell’SSI.</text:span></text:p>
      <text:p text:style-name="P52">- Una volta completata l’operazione di IO, si sollevera’ un interrupt. L’interrupt handler riconosce che si tratta di un interrupt generato da un device per “esclusione” (controlla il time-slice e se questo non e’ finito vuol dire che si tratta di IO). L’interrupt handler si occupa di mandare l’ACK al device e mandare l’ACK al thread soft-blocked (andandolo a recuperare dalla struttura dove sono salvati i soft-blocked threads). In particolare la send che sblocca il thread in attesa viene fatta a nome dell’SSI, evitando cosi ulteriori overhead computazionali e velocizzando il tutto, invece che mandare indietro un messaggio all’SSI la quale poi avrebbe dovuto mandare il messaggio al thread.</text:p>
      <text:p text:style-name="P27"/>
      <text:p text:style-name="P27"/>
      <text:p text:style-name="P25"/>
      <text:p text:style-name="P61"/>
      <text:p text:style-name="P56"/>
      <text:p text:style-name="P56"/>
      <text:p text:style-name="P56"/>
      <text:p text:style-name="P56"/>
      <text:p text:style-name="P56"/>
      <text:p text:style-name="P56">Terminazione processi:</text:p>
      <text:p text:style-name="P56"/>
      <text:p text:style-name="P56"><text:tab/><text:span text:style-name="T7">Terminazione thread (quello che ha richiesto il servizio)</text:span></text:p>
      <text:p text:style-name="P56"><text:tab/><text:span text:style-name="T7">Terminazione thread fratelli (che stanno eseguendo o sono bloccati)</text:span></text:p>
      <text:p text:style-name="P56"><text:tab/><text:span text:style-name="T7">Teoricamente non c’è bisogno di una funzione apposita per il secondo caso</text:span></text:p>
      <text:p text:style-name="P56"><text:tab/><text:span text:style-name="T7">Richiamare ricorsivamente la funzione sui processi figli</text:span></text:p>
      <text:p text:style-name="P56"><text:tab/><text:span text:style-name="T7">Eliminare il processo corrente</text:span></text:p>
      <text:p text:style-name="P56"/>
      <text:p text:style-name="P57">Problema: se terminando un processo dobbiamo terminare più thread (o un intero sottoalbero) dobbiamo eliminare dalla coda dell’SSI i messaggi dei thread che mentre la richiesta di terminazione è presa a carico, stanno aspettando una richiesta dall’SSI</text:p>
      <text:p text:style-name="P56"/>
      <text:p text:style-name="P56">Strutture dati di supporto:</text:p>
      <text:p text:style-name="P56"/>
      <text:p text:style-name="P56">struct list_head t_wait4me; /* list of threads waiting for a message from the current thread */</text:p>
      <text:p text:style-name="P56">struct list_head t_wait4same; /* link the other element on the same t_wait4me list */</text:p>
      <text:p text:style-name="P56"/>
      <text:p text:style-name="P56">Si trovano nel tcb_t</text:p>
      <text:p text:style-name="P56">t_wait4me è la sentinella della lista di thread che aspettano un messaggio dal thread</text:p>
      <text:p text:style-name="P56">t_wait4same è il campo con il quale gli elementi della lista che ha come sentinella t_wait4me vengono collegati</text:p>
      <text:p text:style-name="P56"/>
      <text:p text:style-name="P58">Scorrendo la lista t_wait4me si possono recuperare in tempo costante i thread che stanno aspettando un messaggio dal thread corrente (e che quindi si trovano anche nella coda bloccata). Questo risulta utile per la terminazione dei processi/thread. Quando terminiamo un thread dobbiamo infatti sbloccare con un messaggio di errore i thread bloccati che aspettano un messaggio dal thread da terminare. </text:p>
      <text:p text:style-name="P58"/>
      <text:p text:style-name="P58">Le funzioni fornite dal modulo mikabooq.h per la gestione di questi campi sono le seguenti:</text:p>
      <text:p text:style-name="P58"/>
      <text:p text:style-name="P58">/* add a tcb to dest's t_wait4me list */</text:p>
      <text:p text:style-name="P35">static inline paused_add(struct tcb_t *dest, struct tcb_t *waiting) {</text:p>
      <text:p text:style-name="P35"><text:tab/>list_add_tail(&amp;waiting-<text:span text:style-name="T4">&gt;</text:span>t_wait4same, &amp;dest-&gt;t_wait4me);</text:p>
      <text:p text:style-name="P35"><text:soft-page-break/>}</text:p>
      <text:p text:style-name="P32">Il thread puntato da waiting viene aggiunto alla lista dei thread che attendono un messaggio da dest</text:p>
      <text:p text:style-name="P35"/>
      <text:p text:style-name="P35">/* remove this from the list of threads waiting for the same he was waiting to:</text:p>
      <text:p text:style-name="P35"><text:s text:c="3"/>should be used when resuming a thread */</text:p>
      <text:p text:style-name="P35">static inline void resume(struct tcb_t *this) {</text:p>
      <text:p text:style-name="P35"><text:tab/>list_del(&amp;this-&gt;t_wait4same);</text:p>
      <text:p text:style-name="P35">}</text:p>
      <text:p text:style-name="P32">Il thread viene rimosso dalla lista in cui era in attesa; da chiamare quando si vuole far riprendere l’esecuzione</text:p>
      <text:p text:style-name="P32"/>
      <text:p text:style-name="P33">Aggiungendo questo campo vanno modificate anche alcune altre funzioni del modulo:</text:p>
      <text:p text:style-name="P33">la thread_free ora fallisce (ritornando -2) se la lista t_wait4me non è vuota.</text:p>
      <text:p text:style-name="P33"/>
      <text:p text:style-name="P33">t_wait4same non sarà mai utilizzato direttamente dal thread corrente perché ha il solo ruolo di collegamento; <text:span text:style-name="T1">inoltre questo campo sarà collegato agli altri solamente quando il thread è T_STATUS_W4MSG e si sta aspettando un messaggio da un mittente ben preciso (t_wait4sender != NULL).</text:span></text:p>
      <text:p text:style-name="P34">Bisogna tenere conto del fatto che la procedura di richiesta di un servizio all’SSI <text:span text:style-name="T2">consiste nell’invio del messaggio e nella ricezione della risposta; questo avviene anche nel caso della richiesta di terminazione: la msgrecv qui viene eseguita per stoppare il processo e non sarà mai portata a compimento.</text:span></text:p>
      <text:p text:style-name="P54">A meno che il thread non venga interrotto prima di eseguire la msgrecv, nel momento in cui l’SSI prenderà in considerazione la richiesta il thread si troverà nella lista di thread che aspettano messaggi dall’SSI. Per qualsiasi richiesta diversa dalla terminazione questo fattore non introduce problemi. Nel caso della richiesta di terminazione <text:span text:style-name="T3">l’SSI non risponderà perché il thread è già stato terminato. Va rimosso ‘a mano’ dalla lista dei thread che attendono dall’SSI; ma bisogna considerare il caso possibile nel quale il thread richiedente non ha ancora fatto la msgrecv (e a questo punto non la farà mai). Il campo t_wait4same non è quindi usato; se viene eseguita una out queue l’operazione verrà eseguita su strutture di dati che contengono sporco. L’operazione di rimozione viene eseguita solo se lo stato del thread è <text:s/>T_STATUS_W4MSG.</text:span></text:p>
      <text:p text:style-name="P25"/>
      <text:p text:style-name="P3">Possibili bugs</text:p>
      <text:p text:style-name="P19"/>
      <text:p text:style-name="P19">static inline int list_empty(const struct list_head *head)</text:p>
      <text:p text:style-name="P19">{</text:p>
      <text:p text:style-name="P19"><text:tab/>return head-&gt;next == head;</text:p>
      <text:p text:style-name="P19">}</text:p>
      <text:p text:style-name="P19"/>
      <text:p text:style-name="P19">static inline struct list_head *list_next(const struct list_head *current)</text:p>
      <text:p text:style-name="P19">{</text:p>
      <text:p text:style-name="P19"><text:tab/>if (list_empty(current))</text:p>
      <text:p text:style-name="P19"><text:tab/><text:tab/>return NULL;</text:p>
      <text:p text:style-name="P19"><text:tab/>else</text:p>
      <text:p text:style-name="P19"><text:tab/><text:tab/>return current-&gt;next;</text:p>
      <text:p text:style-name="P19">}</text:p>
      <text:p text:style-name="P19"/>
      <text:p text:style-name="P19">La list_next sarebbe meglio usarla solo sulle sentinelle delle liste e non sugli elementi di collegamento. Per scorrere l’intera lista è meglio usare le macro.</text:p>
      <text:p text:style-name="P19">Se noi facessimo una list_del su un campo di collegamento (senza poi inizializzarlo con la INIT_LIST_HEAD) e successivamente una list_next su quel campo la funzione entrerebbe nel ramo else e ritornerebbe così il vecchio next.</text:p>
      <text:p text:style-name="P19"><text:soft-page-break/></text:p>
      <text:p text:style-name="P19"/>
      <text:p text:style-name="P19"/>
      <text:p text:style-name="P19">static inline void __list_del(struct list_head * prev, struct list_head * next)</text:p>
      <text:p text:style-name="P19">{</text:p>
      <text:p text:style-name="P19"><text:tab/>next-&gt;prev = prev;</text:p>
      <text:p text:style-name="P19"><text:tab/>prev-&gt;next = next;</text:p>
      <text:p text:style-name="P19">}</text:p>
      <text:p text:style-name="P19">static inline void list_del(struct list_head *entry)</text:p>
      <text:p text:style-name="P19">{</text:p>
      <text:p text:style-name="P19"><text:tab/>__list_del(entry-&gt;prev, entry-&gt;next);</text:p>
      <text:p text:style-name="P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02:47:03.343108259</meta:creation-date>
    <meta:editing-duration>PT3H10M19S</meta:editing-duration>
    <meta:editing-cycles>13</meta:editing-cycles>
    <meta:generator>LibreOffice/5.3.1.2$Linux_X86_64 LibreOffice_project/30m0$Build-2</meta:generator>
    <dc:date>2017-09-23T12:15:20.279378438</dc:date>
    <meta:document-statistic meta:table-count="0" meta:image-count="0" meta:object-count="0" meta:page-count="6" meta:paragraph-count="117" meta:word-count="2205" meta:character-count="13933" meta:non-whitespace-character-count="11833"/>
  </office:meta>
</office:document-meta>
</file>